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<text:soft-page-break/>filename == name of arc file</text:p>
      <text:h text:style-name="Heading_20_3" text:outline-level="3"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E. Arc soubor vytvořený pomocí crawleru Heritrix</text:h>
      <text:p text:style-name="textove_20_prilohy_20_komentar">Soubor je dostupný jako elektronická příloha bakalářské práce pod názvem <text:span text:style-name="T1">IAH-20110905093545-00000-kovar-laptop-8090.arc.gz</text:span>.</text:p>
      <text:h text:style-name="Heading_20_2" text:outline-level="2">F. Výstup z programu JHOVE pro přiložený arc soubor</text:h>
      <text:p text:style-name="textove_20_prilohy_20_komentar">Výstup pro soubor dostupný jako elektronická příloha bakalářské práce pod názvem <text:span text:style-name="T1">IAH-</text:span><text:span text:style-name="T1">20110905093545-00000-kovar-laptop-8090.arc.gz</text:span>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<text:soft-page-break/>RepresentationInformation: ./IAH-20110905093545-00000-kovar-laptop-8090.arc.gz </text:p>
      <text:p text:style-name="textové_20_přílohy"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<text:span text:style-name="T1">IAH-20110905093545-00000-kovar-laptop-8090.arc.gz_jhove2output.xml</text:span>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<text:span text:style-name="T1">index.cdx</text:span>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<text:soft-page-break/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<text:soft-page-break/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<text:span text:style-name="T1">WARCTOOLS_IAH-20110905093545-00000-kovar-laptop-8090.warc.gz</text:span>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<text:span text:style-name="T1">HANZO_IAH-20110905093545-00000-kovar-laptop-8090.warc.gz</text:span>.</text:p>
      <text:h text:style-name="Heading_20_2" text:outline-level="2">N. Warc soubor vytvořený z přiloženého arc souboru pomocí nástroje WARC-TOOLS / kpk09</text:h>
      <text:p text:style-name="textove_20_prilohy_20_komentar">Soubor je dostupný jako elektronická příloha bakalářské práce pod názvem <text:span text:style-name="T1">KPK09_IAH-20110905093545-00000-kovar-laptop-8090.warc.gz</text:span>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<text:span text:style-name="T1">WARCTOOLS_IAH-20110905093545-00000-kovar-laptop-8090.warc.gz_jhove2output.xml</text:span>. </text:p>
      <text:h text:style-name="Heading_20_2" text:outline-level="2">P. Popis standardu WARC</text:h>
      <text:p text:style-name="textove_20_prilohy_20_komentar">Soubor je dostupný jako elektronická příloha bakalářské práce pod názvem <text:span text:style-name="T1">WARC_Guidelines_v1.pdf</text:span>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<text:span text:style-name="T1">british_library_mail1</text:span> jsou informace, které dostal Ing. Libor Coufal. Pod názvem <text:span text:style-name="T1">british_library_mail2</text:span> jsou informace, které psali přímo mě. Pod názvem <text:span text:style-name="T1">british_library_mail3</text:span>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<text:span text:style-name="T1">warc-tools_phase_III_frs_v8.pdf</text:span>.</text:p>
      <text:h text:style-name="Heading_20_2" text:outline-level="2"><text:soft-page-break/>S. WARCTOOLS – Functional Requirements Specification </text:h>
      <text:p text:style-name="textove_20_prilohy_20_komentar">Soubor je dostupný jako elektronická příloha bakalářské práce pod názvem <text:span text:style-name="T1">warc_tools_frs.pdf</text:span>.</text:p>
      <text:h text:style-name="Heading_20_2" text:outline-level="2">T. WARCTOOLS – Non-Functional Requirements </text:h>
      <text:p text:style-name="textove_20_prilohy_20_komentar">Soubor je dostupný jako elektronická příloha bakalářské práce pod názvem <text:span text:style-name="T1">warc_tools_nfr.pdf</text:span>.</text:p>
      <text:h text:style-name="Heading_20_2" text:outline-level="2">U. WARCTOOLS – Software Requirements Specification</text:h>
      <text:p text:style-name="textove_20_prilohy_20_komentar">Soubor je dostupný jako elektronická příloha bakalářské práce pod názvem <text:span text:style-name="T1">warc_tools_srs.pdf</text:span>.</text:p>
      <text:h text:style-name="Heading_20_2" text:outline-level="2">V. WARCTOOLS – výstup z nástroje warcdump pro warc soubor.</text:h>
      <text:p text:style-name="textove_20_prilohy_20_komentar">Soubor je dostupný jako elektronická příloha bakalářské práce pod názvem <text:span text:style-name="T1">WARCTOOLS_IAH-20110905093545-00000-kovar-laptop-8090.warc.gz_warcdump</text:span>.</text:p>
      <text:h text:style-name="Heading_20_2" text:outline-level="2">W. WARCTOOLS / hanzo – README soubor</text:h>
      <text:p text:style-name="textove_20_prilohy_20_komentar">Soubor je dostupný jako elektronická příloha bakalářské práce pod názvem <text:span text:style-name="T1">warctools_hanzo_README</text:span>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<text:span text:style-name="T1">HANZO_IAH-20110905093545-00000-kovar-laptop-8090.warc.gz_warcdump</text:span>.</text:p>
      <text:h text:style-name="Heading_20_2" text:outline-level="2">Y. WARCTOOLS / hanzo – výstup z programu JHOVE2 pro přiložený warc soubor</text:h>
      <text:p text:style-name="textove_20_prilohy_20_komentar">Soubor je dostupný jako elektronická příloha bakalářské práce pod názvem <text:span text:style-name="T1">HANZO_IAH-20110905093545-00000-kovar-laptop-8090.warc.gz_jhove2output.xml</text:span>.</text:p>
      <text:h text:style-name="Heading_20_2" text:outline-level="2">Z. WARCTOOLS / kpk09 – README soubor</text:h>
      <text:p text:style-name="textove_20_prilohy_20_komentar">Soubor je dostupný jako elektronická příloha bakalářské práce pod názvem <text:span text:style-name="T1">warctools_kpk09_README</text:span>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<text:span text:style-name="T1">KPK09_IAH-20110905093545-00000-kovar-laptop-8090.warc.gz_warcdump</text:span>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<text:span text:style-name="T1">KPK09_IAH-20110905093545-00000-kovar-laptop-8090.warc.gz_jhove2output.xml</text:span>.</text:p>
      <text:h text:style-name="Heading_20_2" text:outline-level="2"><text:soft-page-break/>AC. WARCTOOLS – archiv obsahující nástroj</text:h>
      <text:p text:style-name="textove_20_prilohy_20_komentar">Soubor je dostupný jako elektronická příloha bakalářské práce pod názvem <text:span text:style-name="T1">warc-tools.tar.gz</text:span>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<text:span text:style-name="T1">warc-tools_hanzo.tar.gz</text:span>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<text:span text:style-name="T1">warc-tools_kpk09.tar.gz</text:span>.</text:p>
      <text:h text:style-name="Heading_20_2" text:outline-level="2">AF. JHOVE2 – uživatelská příručka nástroje</text:h>
      <text:p text:style-name="textove_20_prilohy_20_komentar">Soubor je dostupný jako elektronická příloha bakalářské práce pod názvem <text:span text:style-name="T1">JHOVE2-Users-Guide_20110222.pdf</text:span>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<text:span text:style-name="T1">NDIIPP-2010-JHOVE2.pdf</text:span>.</text:p>
      <text:h text:style-name="Heading_20_2" text:outline-level="2">AH. JHOVE2 – archiv obsahující nástroj</text:h>
      <text:p text:style-name="textove_20_prilohy_20_komentar">Soubor je dostupný jako elektronická příloha bakalářské práce pod názvem <text:span text:style-name="T1">jhove2-2.0.0.tar.gz</text:span>.</text:p>
      <text:h text:style-name="Heading_20_2" text:outline-level="2">AI. Jpype – archiv obsahující nástroj</text:h>
      <text:p text:style-name="textove_20_prilohy_20_komentar">Soubor je dostupný jako elektronická příloha bakalářské práce pod názvem <text:span text:style-name="T1">JPype-0.5.4.2.zip</text:span>.</text:p>
      <text:h text:style-name="Heading_20_2" text:outline-level="2">AJ. Dokumentace formátu warc</text:h>
      <text:p text:style-name="textove_20_prilohy_20_komentar">Soubor je dostupný jako elektronická příloha bakalářské práce pod názvem <text:span text:style-name="T1">WARC_ISO_28500_final_draft v018 Zentveld 08061.doc</text:span>. Soubor je také dostupný online na adrese http://archive-access.sourceforge.net/warc/.</text:p>
      <text:h text:style-name="Heading_20_2" text:outline-level="2">AK. JHOVE2 – vlastní implementace nástroje</text:h>
      <text:p text:style-name="textove_20_prilohy_20_komentar">Celý soubor je dostupný jako elektronická příloha bakalářské práce pod názvem <text:span text:style-name="T1">RunFromARC2WARC.java</text:span>. V rámci projektu nástroje JHOVE2 musí být součásti package <text:span text:style-name="T1">org.jhove2.app</text:span>. Zde ukazuji pouze metodu třídy (<text:span text:style-name="T1">runJHOVE2</text:span>), která obstarává přímo spuštění.</text:p>
      <text:p text:style-name="textové_20_přílohy">/**</text:p>
      <text:p text:style-name="textové_20_přílohy">* Metoda dostane na vstup seznam souborů, které předá ke zpracování</text:p>
      <text:p text:style-name="textové_20_přílohy">* aplikaci JHOVE2 a nakonec na vypíše do zadaného souboru výstup z JHOVE2.</text:p>
      <text:p text:style-name="textové_20_přílohy">* @param contents Pole cest k souborům</text:p>
      <text:p text:style-name="textové_20_přílohy">* @param path Cesta k souboru, do kterého se mají vypsat informace</text:p>
      <text:p text:style-name="textové_20_přílohy">* @throws IOException</text:p>
      <text:p text:style-name="textové_20_přílohy"><text:soft-page-break/>* @throws JHOVE2Exception </text:p>
      <text:p text:style-name="textové_20_přílohy">*/</text:p>
      <text:p text:style-name="textové_20_přílohy"/>
      <text:p text:style-name="textové_20_přílohy">public void runJHOVE2(String contents[], String path) throws IOException, JHOVE2Exception</text:p>
      <text:p text:style-name="textové_20_přílohy">{</text:p>
      <text:p text:style-name="textové_20_přílohy"><text:tab/>OutputStream output = new FileOutputStream("/dev/null");</text:p>
      <text:p text:style-name="textové_20_přílohy"><text:tab/>PrintStream nullOut = new PrintStream(output);</text:p>
      <text:p text:style-name="textové_20_přílohy"><text:tab/>System.setErr(nullOut);</text:p>
      <text:p text:style-name="textové_20_přílohy"><text:tab/>System.setOut(nullOut);</text:p>
      <text:p text:style-name="textové_20_přílohy"><text:tab/>String[] data = {"-o", path, "-d", "XML"};</text:p>
      <text:p text:style-name="textové_20_přílohy"><text:tab/>String[] seznam = arrayMerge(data, contents);</text:p>
      <text:p text:style-name="textové_20_přílohy"/>
      <text:p text:style-name="textové_20_přílohy"><text:tab/>JHOVE2CommandLine.main(seznam);</text:p>
      <text:p text:style-name="textové_20_přílohy">}</text:p>
      <text:h text:style-name="Heading_20_2" text:outline-level="2">AL. WARCTOOLS / hanzo – vlastní implementace nástroje</text:h>
      <text:p text:style-name="textove_20_prilohy_20_komentar">Soubor je dostupný jako elektronická příloha bakalářské práce pod názvem <text:span text:style-name="T1">arc2warc_jhove2.py</text:span>. Aby správně fungoval, je potřeba mít nainstalován nástroj Jpype<text:span text:style-name="T2"> </text:span><text:span text:style-name="T3">(příloha AI) a umístit soubor do kořenové složky WARCTOOLS / hanzo (příloha AD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1.99mm" fo:margin-bottom="1.99mm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1.99mm" fo:margin-bottom="1.99mm" fo:text-indent="0m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4.99mm" fo:margin-left="30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8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3T20:30:35</dc:date>
    <dc:creator>Martin Prokop</dc:creator>
    <meta:editing-duration>P4DT9H43M46S</meta:editing-duration>
    <meta:editing-cycles>2320</meta:editing-cycles>
    <meta:document-statistic meta:table-count="0" meta:image-count="0" meta:object-count="0" meta:page-count="8" meta:paragraph-count="212" meta:word-count="1264" meta:character-count="12033" meta:non-whitespace-character-count="10852"/>
  </office:meta>
</office:document-meta>
</file>